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004" officeooo:paragraph-rsid="00035004"/>
    </style:style>
    <style:style style:name="T1" style:family="text">
      <style:text-properties officeooo:rsid="00048821"/>
    </style:style>
    <style:style style:name="T2" style:family="text">
      <style:text-properties officeooo:rsid="000717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dentificação do projeto</text:p>
      <text:p text:style-name="P1"><text:s/><text:tab/>- Rede Social</text:p>
      <text:p text:style-name="P1"/>
      <text:p text:style-name="P1">2. Descrição Geral</text:p>
      <text:p text:style-name="P1"><text:tab/>- Objetivo:</text:p>
      <text:p text:style-name="P1"><text:tab/>O sistema deve permitir que usuários criem uma conta, façam posts, curtam e comentem em outros posts.</text:p>
      <text:p text:style-name="P1"/>
      <text:p text:style-name="P1">3. Requisitos Funcionais</text:p>
      <text:p text:style-name="P1"><text:tab/>- Cadastro de usuário com e-mail e senha.</text:p>
      <text:p text:style-name="P1"><text:tab/>- Login de usuário já registrado.</text:p>
      <text:p text:style-name="P1"><text:tab/>- Recuperação de senha.</text:p>
      <text:p text:style-name="P1"><text:tab/>- Listagem dos posts do usuário.</text:p>
      <text:p text:style-name="P1"><text:tab/>- <text:span text:style-name="T1">Editar ou excluir posts.</text:span></text:p>
      <text:p text:style-name="P1"><text:tab/>- <text:span text:style-name="T1">Se um post for excluído, seus likes e com</text:span><text:span text:style-name="T2">e</text:span><text:span text:style-name="T1">ntários também devem ser excluídos.</text:span></text:p>
      <text:p text:style-name="P1"/>
      <text:p text:style-name="P1">4.Requisitos não Funcionais</text:p>
      <text:p text:style-name="P1"><text:tab/>- </text:p>
      <text:p text:style-name="P1"/>
      <text:p text:style-name="P1">5.Restriçõ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0:52:25.610252450</meta:creation-date>
    <dc:date>2025-09-01T21:15:47.925698307</dc:date>
    <meta:editing-duration>PT2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80" meta:character-count="480" meta:non-whitespace-character-count="403"/>
  </office:meta>
</office:document-meta>
</file>